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C000002160E103FF2411E7B64.png" manifest:media-type="image/png"/>
  <manifest:file-entry manifest:full-path="Pictures/10000200000001220000028A47DBA0F900B077F7.png" manifest:media-type="image/png"/>
  <manifest:file-entry manifest:full-path="Pictures/10000200000001170000010C7CED18B65052CC3C.png" manifest:media-type="image/png"/>
  <manifest:file-entry manifest:full-path="Pictures/10000201000000A3000000F44D54C0401AB62D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ff0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000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dddddd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ffff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0068ff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00a933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212cm" svg:stroke-color="#666666" draw:marker-start="" draw:marker-start-width="0.621cm" draw:marker-end="" draw:marker-end-width="0.621cm" draw:fill="solid" draw:textarea-vertical-align="middle" fo:padding-top="0.23cm" fo:padding-bottom="0.23cm" fo:padding-left="0.355cm" fo:padding-right="0.355cm"/>
    </style:style>
    <style:style style:name="gr9" style:family="graphic" style:parent-style-name="objectwithoutfill">
      <style:graphic-properties svg:stroke-width="0.102cm" svg:stroke-color="#ff8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color="#b2b2b2" draw:fill-color="#eeeeee" draw:textarea-horizontal-align="justify" draw:textarea-vertical-align="middle" draw:auto-grow-height="false" fo:min-height="0.582cm" fo:min-width="0cm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b2b2b2" draw:fill-color="#eeeeee" draw:textarea-horizontal-align="justify" draw:textarea-vertical-align="middle" draw:auto-grow-height="false" fo:min-height="0cm" fo:min-width="0.232cm"/>
    </style:style>
    <style:style style:name="gr13" style:family="graphic" style:parent-style-name="standard">
      <style:graphic-properties svg:stroke-width="0.018cm" svg:stroke-color="#666666" draw:marker-start-width="0.23cm" draw:marker-end-width="0.23cm" draw:fill-color="#eeeee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4" style:family="graphic" style:parent-style-name="standard">
      <style:graphic-properties svg:stroke-color="#b2b2b2" draw:fill-color="#eeeeee" draw:textarea-horizontal-align="justify" draw:textarea-vertical-align="middle" draw:auto-grow-height="false" fo:min-height="0cm" fo:min-width="0.3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objectwithoutfill">
      <style:graphic-properties svg:stroke-width="0.102cm" svg:stroke-color="#000000" draw:marker-start-width="0.352cm" draw:marker-end-width="0.352cm" draw:fill="solid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02cm" svg:stroke-color="#ff0000" draw:marker-start-width="0.352cm" draw:marker-end-width="0.352cm" draw:fill="solid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02cm" svg:stroke-color="#0068ff" draw:marker-start-width="0.352cm" draw:marker-end-width="0.352cm" draw:fill="solid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02cm" svg:stroke-color="#00a933" draw:marker-start-width="0.352cm" draw:marker-end-width="0.352cm" draw:fill="solid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02cm" svg:stroke-color="#ffff00" draw:marker-start-width="0.352cm" draw:marker-end-width="0.352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8.782cm" svg:y1="10.909cm" svg:x2="4.168cm" svg:y2="11.794cm" svg:d="M8782 10909h-2307v885h-2307" svg:viewBox="0 0 4615 886">
          <text:p/>
        </draw:connector>
        <draw:frame draw:style-name="gr2" draw:text-style-name="P2" draw:layer="layout" svg:width="5.939cm" svg:height="8.89cm" draw:transform="rotate (-3.14159265358979) translate (25.865cm 16.154cm)">
          <draw:image xlink:href="Pictures/10000201000000A3000000F44D54C0401AB62DDF.png" xlink:type="simple" xlink:show="embed" xlink:actuate="onLoad" loext:mime-type="image/png">
            <text:p/>
          </draw:image>
        </draw:frame>
        <draw:frame draw:style-name="gr2" draw:text-style-name="P2" draw:layer="layout" svg:width="3.702cm" svg:height="3.556cm" svg:x="8.62cm" svg:y="8.888cm">
          <draw:image xlink:href="Pictures/10000200000001170000010C7CED18B65052CC3C.png" xlink:type="simple" xlink:show="embed" xlink:actuate="onLoad" loext:mime-type="image/png">
            <text:p/>
          </draw:image>
        </draw:frame>
        <draw:frame draw:style-name="gr2" draw:text-style-name="P2" xml:id="id4" draw:id="id4" draw:layer="layout" svg:width="2.159cm" svg:height="4.84cm" draw:transform="rotate (1.5707963267949) translate (10.017cm 7.604cm)">
          <draw:image xlink:href="Pictures/10000200000001220000028A47DBA0F900B077F7.png" xlink:type="simple" xlink:show="embed" xlink:actuate="onLoad" loext:mime-type="image/png">
            <text:p/>
          </draw:image>
        </draw:frame>
        <draw:connector draw:style-name="gr3" draw:text-style-name="P1" draw:layer="layout" draw:line-skew="-1.208cm" svg:x1="9.428cm" svg:y1="5.093cm" svg:x2="4.175cm" svg:y2="12.063cm" draw:start-shape="id1" draw:start-glue-point="2" svg:d="M9428 5093h-4110v6970h-1143" svg:viewBox="0 0 5254 6971">
          <text:p/>
        </draw:connector>
        <draw:connector draw:style-name="gr4" draw:text-style-name="P1" draw:layer="layout" draw:line-skew="0.363cm" svg:x1="8.782cm" svg:y1="11.354cm" svg:x2="4.175cm" svg:y2="12.444cm" svg:d="M8782 11354h-1940v1090h-2667" svg:viewBox="0 0 4608 1091">
          <text:p/>
        </draw:connector>
        <draw:connector draw:style-name="gr5" draw:text-style-name="P1" draw:layer="layout" svg:x1="11.601cm" svg:y1="8.303cm" svg:x2="4.183cm" svg:y2="11.928cm" svg:d="M11601 8303h-3709v3625h-3709" svg:viewBox="0 0 7419 3626">
          <text:p/>
        </draw:connector>
        <draw:connector draw:style-name="gr6" draw:text-style-name="P1" draw:layer="layout" svg:x1="11.309cm" svg:y1="7.976cm" svg:x2="4.175cm" svg:y2="12.3cm" draw:start-shape="id2" draw:start-glue-point="2" svg:d="M11309 7976h-3842v4324h-3292" svg:viewBox="0 0 7135 4325">
          <text:p/>
        </draw:connector>
        <draw:connector draw:style-name="gr7" draw:text-style-name="P1" draw:layer="layout" draw:line-skew="0.105cm" svg:x1="11.839cm" svg:y1="8.508cm" svg:x2="4.175cm" svg:y2="12.173cm" svg:d="M11839 8508h-3727v3665h-3937" svg:viewBox="0 0 7665 3666">
          <text:p/>
        </draw:connector>
        <draw:connector draw:style-name="gr1" draw:text-style-name="P1" draw:layer="layout" draw:line-skew="2.764cm" svg:x1="9.554cm" svg:y1="12.33cm" svg:x2="3.936cm" svg:y2="16.599cm" svg:d="M9554 12330h-45v4269h-5573" svg:viewBox="0 0 5619 4270">
          <text:p/>
        </draw:connector>
        <draw:connector draw:style-name="gr1" draw:text-style-name="P1" draw:layer="layout" draw:line-skew="5.226cm" svg:x1="25.634cm" svg:y1="14.849cm" svg:x2="17.729cm" svg:y2="16.642cm" svg:d="M25634 14849h1274v1793h-9179" svg:viewBox="0 0 9180 1794">
          <text:p/>
        </draw:connector>
        <draw:connector draw:style-name="gr3" draw:text-style-name="P1" draw:layer="layout" draw:line-skew="5.354cm" svg:x1="25.629cm" svg:y1="14.73cm" svg:x2="17.733cm" svg:y2="17.131cm" svg:d="M25629 14730h1406v2401h-9302" svg:viewBox="0 0 9303 2402">
          <text:p/>
        </draw:connector>
        <draw:connector draw:style-name="gr1" draw:text-style-name="P1" draw:layer="layout" svg:x1="12.163cm" svg:y1="10.913cm" svg:x2="16.777cm" svg:y2="11.798cm" svg:d="M12163 10913h2307v885h2307" svg:viewBox="0 0 4615 886">
          <text:p/>
        </draw:connector>
        <draw:connector draw:style-name="gr3" draw:text-style-name="P1" xml:id="id1" draw:id="id1" draw:layer="layout" draw:line-skew="2.125cm" svg:x1="9.428cm" svg:y1="5.093cm" svg:x2="16.77cm" svg:y2="12.067cm" svg:d="M9428 5093h5796v6974h1546" svg:viewBox="0 0 7343 6975">
          <text:p/>
        </draw:connector>
        <draw:connector draw:style-name="gr4" draw:text-style-name="P1" draw:layer="layout" draw:line-skew="-0.386cm" svg:x1="12.163cm" svg:y1="11.358cm" svg:x2="16.77cm" svg:y2="12.448cm" svg:d="M12163 11358h1918v1090h2689" svg:viewBox="0 0 4608 1091">
          <text:p/>
        </draw:connector>
        <draw:connector draw:style-name="gr5" draw:text-style-name="P1" draw:layer="layout" draw:line-skew="-0.764cm" svg:x1="15.678cm" svg:y1="4.877cm" svg:x2="16.762cm" svg:y2="11.932cm" draw:start-shape="id3" draw:start-glue-point="2" svg:d="M15678 4877h54v7055h1030" svg:viewBox="0 0 1085 7056">
          <text:p/>
        </draw:connector>
        <draw:connector draw:style-name="gr6" draw:text-style-name="P1" xml:id="id2" draw:id="id2" draw:layer="layout" draw:line-skew="0.93cm" svg:x1="11.309cm" svg:y1="7.976cm" svg:x2="16.77cm" svg:y2="12.304cm" svg:d="M11309 7976h3661v4328h1800" svg:viewBox="0 0 5462 4329">
          <text:p/>
        </draw:connector>
        <draw:connector draw:style-name="gr7" draw:text-style-name="P1" xml:id="id5" draw:id="id5" draw:layer="layout" draw:line-skew="3.832cm" svg:x1="15.45cm" svg:y1="4.51cm" svg:x2="16.77cm" svg:y2="12.177cm" svg:d="M15450 4510v7666h1320v1" svg:viewBox="0 0 1321 7668">
          <text:p/>
        </draw:connector>
        <draw:connector draw:style-name="gr8" draw:text-style-name="P1" draw:layer="layout" draw:line-skew="3.917cm" svg:x1="14.857cm" svg:y1="6.525cm" svg:x2="23.005cm" svg:y2="7.093cm" draw:start-shape="id4" draw:start-glue-point="2" svg:d="M14857 6525h8241v568h-93" svg:viewBox="0 0 8242 569">
          <text:p/>
        </draw:connector>
        <draw:connector draw:style-name="gr7" draw:text-style-name="P1" draw:layer="layout" draw:line-skew="3.217cm" svg:x1="13.682cm" svg:y1="7.658cm" svg:x2="10.81cm" svg:y2="12.292cm" svg:d="M13682 7658v5534h-2872v-900" svg:viewBox="0 0 2873 5535">
          <text:p/>
        </draw:connector>
        <draw:connector draw:style-name="gr5" draw:text-style-name="P1" draw:layer="layout" draw:line-skew="2.714cm" svg:x1="12.648cm" svg:y1="7.651cm" svg:x2="10.977cm" svg:y2="12.288cm" svg:d="M12648 7651v5033h-1671v-396" svg:viewBox="0 0 1672 5034">
          <text:p/>
        </draw:connector>
        <draw:connector draw:style-name="gr9" draw:text-style-name="P1" draw:layer="layout" draw:line-skew="2.967cm" svg:x1="13.444cm" svg:y1="7.661cm" svg:x2="11.208cm" svg:y2="12.281cm" svg:d="M13444 7661v5277h-2236v-657" svg:viewBox="0 0 2237 5278">
          <text:p/>
        </draw:connector>
        <draw:connector draw:style-name="gr1" draw:text-style-name="P1" draw:layer="layout" draw:line-skew="2.461cm" svg:x1="12.398cm" svg:y1="7.656cm" svg:x2="11.409cm" svg:y2="12.281cm" svg:d="M12398 7656v4774h-989v-149" svg:viewBox="0 0 990 4775">
          <text:p/>
        </draw:connector>
        <draw:frame draw:style-name="gr2" draw:text-style-name="P2" draw:layer="layout" svg:width="6.12cm" svg:height="4.369cm" svg:x="11.678cm" svg:y="15.427cm">
          <draw:image xlink:href="Pictures/10000201000002EC000002160E103FF2411E7B64.png" xlink:type="simple" xlink:show="embed" xlink:actuate="onLoad" loext:mime-type="image/png">
            <text:p/>
          </draw:image>
        </draw:frame>
        <draw:g>
          <draw:custom-shape draw:style-name="gr10" draw:text-style-name="P3" draw:layer="layout" svg:width="0.462cm" svg:height="0.832cm" svg:x="3.711cm" svg:y="11.71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4" draw:layer="layout" svg:width="0.047cm" svg:height="0.054cm" draw:transform="rotate (-1.5707963267949) translate (3.799cm 12.448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4" draw:layer="layout" svg:width="0.047cm" svg:height="0.054cm" draw:transform="rotate (-1.5707963267949) translate (3.799cm 12.31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4" draw:layer="layout" svg:width="0.046cm" svg:height="0.054cm" draw:transform="rotate (-1.5707963267949) translate (3.801cm 12.17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4" draw:layer="layout" svg:width="0.047cm" svg:height="0.054cm" draw:transform="rotate (-1.5707963267949) translate (3.801cm 12.0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4" draw:layer="layout" svg:width="0.046cm" svg:height="0.054cm" draw:transform="rotate (-1.5707963267949) translate (3.803cm 11.902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4" draw:layer="layout" svg:width="0.046cm" svg:height="0.054cm" draw:transform="rotate (-1.5707963267949) translate (3.803cm 11.7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3" draw:layer="layout" svg:width="0.968cm" svg:height="0.092cm" draw:transform="rotate (1.5707963267949) translate (4.114cm 12.613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604.95356037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3" draw:text-style-name="P3" draw:layer="layout" svg:width="0.093cm" svg:height="0.251cm" draw:transform="rotate (-1.5707963267949) translate (4.036cm 12.4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3" draw:layer="layout" svg:width="0.092cm" svg:height="0.251cm" draw:transform="rotate (-1.5707963267949) translate (4.036cm 12.28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3" draw:layer="layout" svg:width="0.093cm" svg:height="0.25cm" draw:transform="rotate (-1.5707963267949) translate (4.051cm 12.15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3" draw:layer="layout" svg:width="0.093cm" svg:height="0.25cm" draw:transform="rotate (-1.5707963267949) translate (4.051cm 12.01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3" draw:layer="layout" svg:width="0.092cm" svg:height="0.25cm" draw:transform="rotate (-1.5707963267949) translate (4.053cm 11.87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3" draw:layer="layout" svg:width="0.092cm" svg:height="0.25cm" draw:transform="rotate (-1.5707963267949) translate (4.053cm 11.743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3" draw:layer="layout" svg:width="0.832cm" svg:height="0.092cm" draw:transform="rotate (-1.5707963267949) translate (4.115cm 11.713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0" draw:text-style-name="P3" draw:layer="layout" svg:width="0.462cm" svg:height="0.832cm" svg:x="16.744cm" svg:y="11.714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1" draw:text-style-name="P4" draw:layer="layout" svg:width="0.047cm" svg:height="0.054cm" draw:transform="rotate (-1.5707963267949) translate (17.172cm 12.449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1" draw:text-style-name="P4" draw:layer="layout" svg:width="0.047cm" svg:height="0.054cm" draw:transform="rotate (-1.5707963267949) translate (17.172cm 12.312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1" draw:text-style-name="P4" draw:layer="layout" svg:width="0.046cm" svg:height="0.054cm" draw:transform="rotate (-1.5707963267949) translate (17.17cm 12.17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1" draw:text-style-name="P4" draw:layer="layout" svg:width="0.047cm" svg:height="0.054cm" draw:transform="rotate (-1.5707963267949) translate (17.17cm 12.041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1" draw:text-style-name="P4" draw:layer="layout" svg:width="0.046cm" svg:height="0.054cm" draw:transform="rotate (-1.5707963267949) translate (17.168cm 11.903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1" draw:text-style-name="P4" draw:layer="layout" svg:width="0.046cm" svg:height="0.054cm" draw:transform="rotate (-1.5707963267949) translate (17.168cm 11.766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2" draw:text-style-name="P3" draw:layer="layout" svg:width="0.968cm" svg:height="0.092cm" draw:transform="rotate (1.5707963267949) translate (16.711cm 12.614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604.95356037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3" draw:text-style-name="P3" draw:layer="layout" svg:width="0.093cm" svg:height="0.251cm" draw:transform="rotate (-1.5707963267949) translate (17.121cm 12.426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3" draw:text-style-name="P3" draw:layer="layout" svg:width="0.092cm" svg:height="0.251cm" draw:transform="rotate (-1.5707963267949) translate (17.121cm 12.29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3" draw:text-style-name="P3" draw:layer="layout" svg:width="0.093cm" svg:height="0.25cm" draw:transform="rotate (-1.5707963267949) translate (17.116cm 12.155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3" draw:text-style-name="P3" draw:layer="layout" svg:width="0.093cm" svg:height="0.25cm" draw:transform="rotate (-1.5707963267949) translate (17.116cm 12.01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3" draw:text-style-name="P3" draw:layer="layout" svg:width="0.092cm" svg:height="0.25cm" draw:transform="rotate (-1.5707963267949) translate (17.114cm 11.8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3" draw:text-style-name="P3" draw:layer="layout" svg:width="0.092cm" svg:height="0.25cm" draw:transform="rotate (-1.5707963267949) translate (17.114cm 11.744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4" draw:text-style-name="P3" draw:layer="layout" svg:width="0.832cm" svg:height="0.092cm" draw:transform="rotate (-1.5707963267949) translate (16.894cm 11.714cm)">
            <text:p/>
            <draw:enhanced-geometry svg:viewBox="0 0 21600 21600" draw:mirror-horizontal="false" draw:type="rectangle" draw:enhanced-path="M 0 0 L 21600 0 21600 21600 0 21600 0 0 Z N"/>
          </draw:custom-shape>
        </draw:g>
        <draw:frame draw:style-name="gr15" draw:text-style-name="P6" draw:layer="layout" svg:width="1.912cm" svg:height="1.673cm" svg:x="2.143cm" svg:y="15.964cm">
          <draw:text-box>
            <text:p text:style-name="P5">12V</text:p>
            <text:p text:style-name="P5">GND</text:p>
          </draw:text-box>
        </draw:frame>
        <draw:frame draw:style-name="gr16" draw:text-style-name="P7" draw:layer="layout" svg:width="2.686cm" svg:height="1.673cm" svg:x="1.127cm" svg:y="11.541cm">
          <draw:text-box>
            <text:p>Motor A</text:p>
            <text:p>(Left)</text:p>
          </draw:text-box>
        </draw:frame>
        <draw:frame draw:style-name="gr17" draw:text-style-name="P8" draw:layer="layout" svg:width="2.923cm" svg:height="1.673cm" svg:x="17.127cm" svg:y="11.541cm">
          <draw:text-box>
            <text:p><text:span text:style-name="T1">Mot</text:span><text:span text:style-name="T1">or B</text:span></text:p>
            <text:p><text:span text:style-name="T1">(Rig</text:span><text:span text:style-name="T1">ht)</text:span></text:p>
          </draw:text-box>
        </draw:frame>
        <draw:frame draw:style-name="gr17" draw:text-style-name="P8" draw:layer="layout" svg:width="2.923cm" svg:height="1.673cm" svg:x="18.905cm" svg:y="5.445cm">
          <draw:text-box>
            <text:p><text:span text:style-name="T1">USB</text:span></text:p>
          </draw:text-box>
        </draw:frame>
        <draw:line draw:style-name="gr18" draw:text-style-name="P1" draw:layer="layout" svg:x1="9.89cm" svg:y1="17.218cm" svg:x2="11.541cm" svg:y2="17.218cm">
          <text:p/>
        </draw:line>
        <draw:line draw:style-name="gr19" draw:text-style-name="P1" draw:layer="layout" svg:x1="9.509cm" svg:y1="16.599cm" svg:x2="11.541cm" svg:y2="16.599cm">
          <text:p/>
        </draw:line>
        <draw:connector draw:style-name="gr3" draw:text-style-name="P1" draw:layer="layout" draw:line-skew="2.972cm" svg:x1="9.914cm" svg:y1="12.333cm" svg:x2="3.921cm" svg:y2="17.221cm" svg:d="M9914 12333h-24v4888h-5969" svg:viewBox="0 0 5994 4889">
          <text:p/>
        </draw:connector>
        <draw:line draw:style-name="gr20" draw:text-style-name="P1" draw:layer="layout" svg:x1="11.317cm" svg:y1="8.009cm" svg:x2="11.317cm" svg:y2="7.658cm">
          <text:p/>
        </draw:line>
        <draw:line draw:style-name="gr18" draw:text-style-name="P1" draw:layer="layout" svg:x1="11.317cm" svg:y1="5.427cm" svg:x2="11.317cm" svg:y2="5.046cm">
          <text:p/>
        </draw:line>
        <draw:line draw:style-name="gr21" draw:text-style-name="P1" draw:layer="layout" svg:x1="11.843cm" svg:y1="8.559cm" svg:x2="11.843cm" svg:y2="7.657cm">
          <text:p/>
        </draw:line>
        <draw:line draw:style-name="gr22" draw:text-style-name="P1" draw:layer="layout" svg:x1="11.577cm" svg:y1="8.352cm" svg:x2="11.577cm" svg:y2="7.657cm">
          <text:p/>
        </draw:line>
        <draw:connector draw:style-name="gr5" draw:text-style-name="P1" xml:id="id3" draw:id="id3" draw:layer="layout" draw:line-skew="-1.651cm" svg:x1="15.678cm" svg:y1="4.877cm" svg:x2="12.383cm" svg:y2="5.422cm" svg:d="M15678 4877h-3298v545h3" svg:viewBox="0 0 3299 546">
          <text:p/>
        </draw:connector>
        <draw:connector draw:style-name="gr7" draw:text-style-name="P1" draw:layer="layout" draw:line-skew="-1.396cm" svg:x1="15.45cm" svg:y1="4.51cm" svg:x2="12.097cm" svg:y2="5.381cm" draw:start-shape="id5" draw:start-glue-point="2" svg:d="M15450 4510h-3348v871h-5" svg:viewBox="0 0 3354 87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9T14:06:13.247836397</meta:creation-date>
    <dc:date>2023-02-01T00:54:32.896972758</dc:date>
    <meta:editing-duration>PT1H1M50S</meta:editing-duration>
    <meta:editing-cycles>12</meta:editing-cycles>
    <meta:generator>LibreOffice/6.4.7.2$Linux_X86_64 LibreOffice_project/40$Build-2</meta:generator>
    <meta:document-statistic meta:object-count="69"/>
  </office:meta>
</office:document-meta>
</file>